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P5" style:family="paragraph" style:parent-style-name="Standard">
      <style:text-properties officeooo:rsid="0015e229"/>
    </style:style>
    <style:style style:name="P6" style:family="paragraph" style:parent-style-name="Standard">
      <style:text-properties officeooo:rsid="0015e229" officeooo:paragraph-rsid="0015e229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officeooo:rsid="0014f0b7"/>
    </style:style>
    <style:style style:name="T3" style:family="text">
      <style:text-properties fo:color="#666666" loext:opacity="100%" fo:font-size="12pt" style:font-size-asian="12pt" style:font-size-complex="12pt"/>
    </style:style>
    <style:style style:name="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T5" style:family="text">
      <style:text-properties fo:color="#666666" loext:opacity="100%" officeooo:rsid="0013e0be"/>
    </style:style>
    <style:style style:name="T6" style:family="text">
      <style:text-properties style:font-name="Liberation Serif" fo:font-size="10pt" fo:font-style="italic" style:font-size-asian="10pt" style:font-style-asian="italic"/>
    </style:style>
    <style:style style:name="T7" style:family="text">
      <style:text-properties fo:font-size="10pt" fo:font-style="italic" style:font-size-asian="10pt" style:font-style-asian="italic"/>
    </style:style>
    <style:style style:name="T8" style:family="text">
      <style:text-properties officeooo:rsid="0013e0be"/>
    </style:style>
    <style:style style:name="T9" style:family="text">
      <style:text-properties fo:font-style="italic" officeooo:rsid="0005e381" style:font-style-asian="italic" style:font-style-complex="italic"/>
    </style:style>
    <style:style style:name="T10" style:family="text">
      <style:text-properties fo:font-style="italic" officeooo:rsid="0014f0b7" style:font-style-asian="italic" style:font-style-complex="italic"/>
    </style:style>
    <style:style style:name="T11" style:family="text">
      <style:text-properties officeooo:rsid="0005e381"/>
    </style:style>
    <style:style style:name="T12" style:family="text">
      <style:text-properties fo:font-weight="bold" officeooo:rsid="0007d9ec" style:font-weight-asian="bold" style:font-weight-complex="bold"/>
    </style:style>
    <style:style style:name="T13" style:family="text">
      <style:text-properties officeooo:rsid="0007d9ec"/>
    </style:style>
    <style:style style:name="gr1" style:family="graphic">
      <style:graphic-properties draw:stroke="dash" draw:stroke-dash="Ultrafine_20_Dashed" svg:stroke-color="#000000" draw:fill="none" draw:fill-color="#ffffff" fo:min-height="1.7575in" fo:padding-top="0.1575in" fo:padding-bottom="0.1575in" fo:padding-left="0.1575in" fo:padding-right="0.1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0" draw:name="Shape1" draw:style-name="gr1" draw:text-style-name="P7" svg:width="3.313in" svg:height="2.0732in" svg:x="3.3882in" svg:y="0.1571in"><draw:text-box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6"><text:tab/><text:tab/><text:tab/><text:tab/><text:tab/><text:tab/><text:tab/>V Třeboni dne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M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M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officeooo:rsid="0014f0b7"/>
    </style:style>
    <style:style style:name="MT3" style:family="text">
      <style:text-properties fo:color="#666666" loext:opacity="100%" fo:font-size="12pt" style:font-size-asian="12pt" style:font-size-complex="12pt"/>
    </style:style>
    <style:style style:name="M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MT5" style:family="text">
      <style:text-properties fo:color="#666666" loext:opacity="100%" officeooo:rsid="0013e0be"/>
    </style:style>
    <style:style style:name="MT6" style:family="text">
      <style:text-properties style:font-name="Liberation Serif" fo:font-size="10pt" fo:font-style="italic" style:font-size-asian="10pt" style:font-style-asian="italic"/>
    </style:style>
    <style:style style:name="MT7" style:family="text">
      <style:text-properties fo:font-size="10pt" fo:font-style="italic" style:font-size-asian="10pt" style:font-style-asian="italic"/>
    </style:style>
    <style:style style:name="MT8" style:family="text">
      <style:text-properties officeooo:rsid="0013e0be"/>
    </style:style>
    <style:style style:name="MT9" style:family="text">
      <style:text-properties fo:font-style="italic" officeooo:rsid="0005e381" style:font-style-asian="italic" style:font-style-complex="italic"/>
    </style:style>
    <style:style style:name="MT10" style:family="text">
      <style:text-properties officeooo:rsid="0005e381"/>
    </style:style>
    <style:style style:name="MT11" style:family="text">
      <style:text-properties fo:font-style="italic" officeooo:rsid="0014f0b7" style:font-style-asian="italic" style:font-style-complex="italic"/>
    </style:style>
    <style:style style:name="MT12" style:family="text">
      <style:text-properties fo:font-weight="bold" officeooo:rsid="0007d9ec" style:font-weight-asian="bold" style:font-weight-complex="bold"/>
    </style:style>
    <style:style style:name="MT13" style:family="text">
      <style:text-properties officeooo:rsid="0007d9e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Strong_20_Emphasis"><text:span text:style-name="MT1">Krčín z. s.</text:span></text:span><text:span text:style-name="Strong_20_Emphasis"><text:span text:style-name="MT2">,</text:span></text:span><text:span text:style-name="Strong_20_Emphasis"><text:span text:style-name="MT3"> <text:s/></text:span></text:span><text:span text:style-name="Strong_20_Emphasis"><text:span text:style-name="MT4">IČ: 09622039</text:span></text:span><text:span text:style-name="MT5"> </text:span><text:span text:style-name="MT1"><text:s/></text:span></text:p>
        <text:p text:style-name="MP2"><text:span text:style-name="MT6">Spolek pro ochranu přírody, památek, kulturních hodnot a </text:span><text:span text:style-name="MT7">krajinného rázu přírodě blízké krajiny</text:span><text:span text:style-name="MT8"> </text:span></text:p>
        <text:p text:style-name="MP3">zapsaný pod spisovou značkou L 8671 u Krajského soudu v Českých Budějovicích </text:p>
        <text:p text:style-name="MP4"><text:span text:style-name="MT8">Vodárenská 1097, Třeboň II, 379 01 Třeboň, </text:span><text:span text:style-name="MT9">e-mail spolku</text:span><text:span text:style-name="MT10">: <text:s/></text:span><text:span text:style-name="MT8">krcin.spolek@gmail.com, </text:span></text:p>
        <text:p text:style-name="MP4"><text:span text:style-name="MT9">datová schránka</text:span><text:span text:style-name="MT11">:</text:span><text:span text:style-name="MT10"> awcrfn4</text:span><text:span text:style-name="MT8">, </text:span><text:span text:style-name="MT9">účet spolku:</text:span><text:span text:style-name="MT10"> </text:span><text:span text:style-name="MT12">2601909032/2010 </text:span><text:span text:style-name="MT13">vedený u FIO banka Praha</text:span></text:p>
        <text:p text:style-name="MP4">https://www.krcin-spolek.cz/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i Liska</meta:initial-creator>
    <meta:creation-date>2021-04-12T10:36:57.417000000</meta:creation-date>
    <dc:date>2021-10-02T07:22:52.415353370</dc:date>
    <dc:creator>Jirka Liska</dc:creator>
    <meta:editing-duration>PT15M32S</meta:editing-duration>
    <meta:editing-cycles>5</meta:editing-cycles>
    <meta:generator>LibreOffice/7.1.6.2$Linux_X86_64 LibreOffice_project/10$Build-2</meta:generator>
    <meta:document-statistic meta:table-count="0" meta:image-count="0" meta:object-count="0" meta:page-count="1" meta:paragraph-count="7" meta:word-count="55" meta:character-count="412" meta:non-whitespace-character-count="349"/>
  </office:meta>
</office:document-meta>
</file>